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ebb8" officeooo:paragraph-rsid="000eebb8"/>
    </style:style>
    <style:style style:name="P2" style:family="paragraph" style:parent-style-name="Standard">
      <style:text-properties officeooo:rsid="00109410" officeooo:paragraph-rsid="00109410"/>
    </style:style>
    <style:style style:name="P3" style:family="paragraph" style:parent-style-name="Standard">
      <style:text-properties officeooo:rsid="00109410" officeooo:paragraph-rsid="0011f7fb"/>
    </style:style>
    <style:style style:name="P4" style:family="paragraph" style:parent-style-name="Standard">
      <style:text-properties officeooo:rsid="00109410" officeooo:paragraph-rsid="00150930"/>
    </style:style>
    <style:style style:name="P5" style:family="paragraph" style:parent-style-name="Standard">
      <style:text-properties officeooo:rsid="0011f7fb" officeooo:paragraph-rsid="0011f7fb"/>
    </style:style>
    <style:style style:name="P6" style:family="paragraph" style:parent-style-name="Standard">
      <style:text-properties officeooo:rsid="001391a7" officeooo:paragraph-rsid="001391a7"/>
    </style:style>
    <style:style style:name="P7" style:family="paragraph" style:parent-style-name="Standard">
      <style:text-properties officeooo:rsid="00150930" officeooo:paragraph-rsid="00150930"/>
    </style:style>
    <style:style style:name="P8" style:family="paragraph" style:parent-style-name="Standard">
      <style:text-properties officeooo:rsid="00171462" officeooo:paragraph-rsid="00171462"/>
    </style:style>
    <style:style style:name="P9" style:family="paragraph" style:parent-style-name="Standard">
      <style:text-properties officeooo:rsid="00185365" officeooo:paragraph-rsid="00185365"/>
    </style:style>
    <style:style style:name="P10" style:family="paragraph" style:parent-style-name="Standard">
      <style:text-properties officeooo:rsid="00185365" officeooo:paragraph-rsid="001b10e4"/>
    </style:style>
    <style:style style:name="T1" style:family="text">
      <style:text-properties officeooo:rsid="0011f7fb"/>
    </style:style>
    <style:style style:name="T2" style:family="text">
      <style:text-properties officeooo:rsid="00150930"/>
    </style:style>
    <style:style style:name="T3" style:family="text">
      <style:text-properties officeooo:rsid="00185365"/>
    </style:style>
    <style:style style:name="T4" style:family="text">
      <style:text-properties officeooo:rsid="001a9814"/>
    </style:style>
    <style:style style:name="T5" style:family="text">
      <style:text-properties officeooo:rsid="001b10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-&gt;</text:p>
      <text:p text:style-name="P1"><text:s text:c="2"/>user，group </text:p>
      <text:p text:style-name="P1">apache</text:p>
      <text:p text:style-name="P1"><text:s text:c="2"/>user apache</text:p>
      <text:p text:style-name="P1"><text:s text:c="2"/>nginx，nginx</text:p>
      <text:p text:style-name="P1"/>
      <text:p text:style-name="P1">passwd</text:p>
      <text:p text:style-name="P1"/>
      <text:p text:style-name="P2">DAC 模型 <text:s/></text:p>
      <text:p text:style-name="P2"><text:s text:c="3"/>Discretionary Access Control <text:s/>自主访问控制</text:p>
      <text:p text:style-name="P2">MAC</text:p>
      <text:p text:style-name="P2"><text:s text:c="3"/>Mandatory Access Control <text:s/>强制访问控制</text:p>
      <text:p text:style-name="P2"><text:s text:c="2"/>最小权限集合 </text:p>
      <text:p text:style-name="P2"/>
      <text:p text:style-name="P2">SELinxu ： Security Enhenced Linux <text:s text:c="4"/>最小权限控制为理念</text:p>
      <text:p text:style-name="P2"/>
      <text:p text:style-name="P2">安全等级 </text:p>
      <text:p text:style-name="P2">C1 C2 B1 B2 B3 A1 </text:p>
      <text:p text:style-name="P2">windows linux都为c2</text:p>
      <text:p text:style-name="P2"/>
      <text:p text:style-name="P2">type 类型 </text:p>
      <text:p text:style-name="P2"/>
      <text:p text:style-name="P2">file，object： 安全上下文</text:p>
      <text:p text:style-name="P2"/>
      <text:p text:style-name="P3">ls -<text:span text:style-name="T1">Z</text:span></text:p>
      <text:p text:style-name="P3"/>
      <text:p text:style-name="P3"><text:span text:style-name="T1">[root@bogon tomcat-connectors-1.2.40-src]# ls -Z</text:span></text:p>
      <text:p text:style-name="P3"><text:span text:style-name="T1">drwxr-xr-x. root bin unconfined_u:object_r:admin_home_t:s0 conf</text:span></text:p>
      <text:p text:style-name="P3"><text:span text:style-name="T1">drwxr-xr-x. root bin unconfined_u:object_r:admin_home_t:s0 docs</text:span></text:p>
      <text:p text:style-name="P3"><text:span text:style-name="T1">-rw-r--r--. root bin unconfined_u:object_r:admin_home_t:s0 HOWTO-RELEASE.txt</text:span></text:p>
      <text:p text:style-name="P3"><text:span text:style-name="T1">drwxr-xr-x. root bin unconfined_u:object_r:admin_home_t:s0 jkstatus</text:span></text:p>
      <text:p text:style-name="P3"><text:span text:style-name="T1">-rw-r--r--. root bin unconfined_u:object_r:admin_home_t:s0 LICENSE</text:span></text:p>
      <text:p text:style-name="P3"><text:span text:style-name="T1">drwxr-xr-x. root bin unconfined_u:object_r:admin_home_t:s0 native</text:span></text:p>
      <text:p text:style-name="P3"><text:span text:style-name="T1">-rw-r--r--. root bin unconfined_u:object_r:admin_home_t:s0 NOTICE</text:span></text:p>
      <text:p text:style-name="P3"><text:span text:style-name="T1">-rw-r--r--. root bin unconfined_u:object_r:admin_home_t:s0 README.txt </text:span></text:p>
      <text:p text:style-name="P3"/>
      <text:p text:style-name="P3"/>
      <text:p text:style-name="P5">Subject <text:s/>domain</text:p>
      <text:p text:style-name="P5">acrion <text:s text:c="3"/>what action</text:p>
      <text:p text:style-name="P5">object <text:s text:c="3"/>type</text:p>
      <text:p text:style-name="P5"/>
      <text:p text:style-name="P5">规划在什么域可以执行什么操作 <text:s/>操作什么类型对象</text:p>
      <text:p text:style-name="P5"/>
      <text:p text:style-name="P5">selinux policy <text:s/>策略 </text:p>
      <text:p text:style-name="P5"/>
      <text:p text:style-name="P6">SELinux 类型：</text:p>
      <text:p text:style-name="P6"><text:s text:c="3"/>Stric mode <text:s/>严格模型</text:p>
      <text:p text:style-name="P6"><text:s text:c="3"/>Targeted <text:s/>mode <text:s/>目标模型</text:p>
      <text:p text:style-name="P6"><text:s text:c="13"/>http</text:p>
      <text:p text:style-name="P6"><text:s text:c="13"/>samba</text:p>
      <text:p text:style-name="P6"><text:s text:c="13"/>nfs</text:p>
      <text:p text:style-name="P6"/>
      <text:p text:style-name="P6">只有一些进程受selinux 控制</text:p>
      <text:p text:style-name="P6"><text:s/>[root@bogon ~]# cat /etc/sysconfig/selinux </text:p>
      <text:p text:style-name="P6"><text:soft-page-break/></text:p>
      <text:p text:style-name="P6"># This file controls the state of SELinux on the system.</text:p>
      <text:p text:style-name="P6"># SELINUX= can take one of these three values:</text:p>
      <text:p text:style-name="P6"># <text:s text:c="4"/>enforcing - SELinux security policy is enforced.</text:p>
      <text:p text:style-name="P6"># <text:s text:c="4"/>permissive - SELinux prints warnings instead of enforcing.</text:p>
      <text:p text:style-name="P6"># <text:s text:c="4"/>disabled - No SELinux policy is loaded.</text:p>
      <text:p text:style-name="P6">SELINUX=enforcing</text:p>
      <text:p text:style-name="P6"># SELINUXTYPE= can take one of these two values:</text:p>
      <text:p text:style-name="P6"># <text:s text:c="4"/>targeted - Targeted processes are protected,</text:p>
      <text:p text:style-name="P6"># <text:s text:c="4"/>mls - Multi Level Security protection.</text:p>
      <text:p text:style-name="P6">SELINUXTYPE=targeted </text:p>
      <text:p text:style-name="P6"></text:p>
      <text:p text:style-name="P6">[root@bogon ~]# <text:s/>ls /etc/selinux/targeted/policy/  <text:s/>存放的targetd策略的 <text:s/>二进制的 </text:p>
      <text:p text:style-name="P6"/>
      <text:p text:style-name="P6"/>
      <text:p text:style-name="P6">subjects只能是进程</text:p>
      <text:p text:style-name="P6">objects <text:s text:c="2"/>目录 文件描述副 <text:s/>文件 <text:s/>文件系统 <text:s/>链接文件 <text:s/>进程 <text:s/>特殊文件 </text:p>
      <text:p text:style-name="P6"/>
      <text:p text:style-name="P6">ps -aux<text:span text:style-name="T2">Z <text:s/>查看进程属于哪个域</text:span></text:p>
      <text:p text:style-name="P6"/>
      <text:p text:style-name="P6">action <text:s/>：</text:p>
      <text:p text:style-name="P6"><text:s text:c="3"/>appent <text:s/>creat execute <text:s/>getattribut <text:s/><text:span text:style-name="T2">IO control <text:s/>Link Lock <text:s text:c="2"/>Pead Rename <text:s/>Unlink Write</text:span></text:p>
      <text:p text:style-name="P6"/>
      <text:p text:style-name="P6"/>
      <text:p text:style-name="P7">安全属性</text:p>
      <text:p text:style-name="P4"><text:span text:style-name="T1">unconfined_u:object_r:admin_home_t:s0 docs</text:span></text:p>
      <text:p text:style-name="P4"/>
      <text:p text:style-name="P7">User identity： 用户是让进程工作在某个身份下 这是seLinux定义的用户 </text:p>
      <text:p text:style-name="P7">Poie：组</text:p>
      <text:p text:style-name="P7">type ：文件类型 规则 <text:s text:c="2"/></text:p>
      <text:p text:style-name="P7"/>
      <text:p text:style-name="P7">违反selinux的都会被记录日志</text:p>
      <text:p text:style-name="P8">[root@bogon policy]# cat /var/log/audit/audit.log</text:p>
      <text:p text:style-name="P8"/>
      <text:p text:style-name="P8">enforcing <text:s/>发起规则没有容许操作会被拒绝 <text:s/>并记录日志</text:p>
      <text:p text:style-name="P8">permissive 发起规则没有容许的操作不会被拒绝 只会记录日志</text:p>
      <text:p text:style-name="P8"/>
      <text:p text:style-name="P8">修该selinux是否开启</text:p>
      <text:p text:style-name="P8">[root@bogon policy]# vim /etc/selinux/config </text:p>
      <text:p text:style-name="P8">SELINUX=distabled彻底禁用 <text:s/>改完下次重启生效</text:p>
      <text:p text:style-name="P8">立即生效 setenforce 0</text:p>
      <text:p text:style-name="P8"/>
      <text:p text:style-name="P8">根下的/selinux/</text:p>
      <text:p text:style-name="P8">[root@bogon policy]# cat /selinux/enforce <text:s text:c="5"/>和/proc 一样 是记录selinux运行参数的目录</text:p>
      <text:p text:style-name="P8"/>
      <text:p text:style-name="P8"/>
      <text:p text:style-name="P8">chcon 命令 </text:p>
      <text:p text:style-name="P8"><text:s text:c="2"/>-t <text:s/>改变标签类型</text:p>
      <text:p text:style-name="P8"><text:s text:c="2"/>--reference</text:p>
      <text:p text:style-name="P8"><text:s text:c="2"/>-<text:span text:style-name="T3">u改变用户</text:span></text:p>
      <text:p text:style-name="P8"><text:s text:c="2"/>-r 给便角色</text:p>
      <text:p text:style-name="P8"><text:s text:c="2"/>-<text:span text:style-name="T3">R <text:s/>递归修改</text:span></text:p>
      <text:p text:style-name="P8"/>
      <text:p text:style-name="P9">[root@bogon tmp]# touch a.txt</text:p>
      <text:p text:style-name="P9"><text:soft-page-break/>[root@bogon tmp]# chcon -t var_log_t /tmp/a.txt </text:p>
      <text:p text:style-name="P9">[root@bogon tmp]# ls -Z</text:p>
      <text:p text:style-name="P9">-rw-r--r--. root <text:s/>root <text:s/>unconfined_u:object_r:var_log_t:s0 a.txt</text:p>
      <text:p text:style-name="P9"/>
      <text:p text:style-name="P9">在特定路径下创建文件会打上特定标记</text:p>
      <text:p text:style-name="P9"/>
      <text:p text:style-name="P9"/>
      <text:p text:style-name="P9"/>
      <text:p text:style-name="P9"/>
      <text:p text:style-name="P9"/>
      <text:p text:style-name="P9">runtime</text:p>
      <text:p text:style-name="P9"><text:s text:c="2"/>booleans<text:span text:style-name="T4">： 布尔值 </text:span></text:p>
      <text:p text:style-name="P9"><text:s text:c="2"/>getsebool -a <text:s/>查看所有当前系统sebool的策略开关</text:p>
      <text:p text:style-name="P9">setsebool 属性<text:span text:style-name="T4">=1 <text:s/>表示开启</text:span></text:p>
      <text:p text:style-name="P9"/>
      <text:p text:style-name="P9">把selinux 恢复初始设置</text:p>
      <text:p text:style-name="P9"/>
      <text:p text:style-name="P9"/>
      <text:p text:style-name="P9">restorecon 恢复默认 -<text:span text:style-name="T4">R 递归 </text:span></text:p>
      <text:p text:style-name="P9"/>
      <text:p text:style-name="P9">semanage <text:s/>设定策略属性的工具</text:p>
      <text:p text:style-name="P9"/>
      <text:p text:style-name="P10">semanage port <text:s/>-<text:span text:style-name="T5">a </text:span>-t http_<text:span text:style-name="T5">port_t</text:span> <text:s/>-p <text:span text:style-name="T5">tcp</text:span> <text:s/><text:span text:style-name="T5">804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16:36:42.606819920</meta:creation-date>
    <dc:date>2014-07-26T01:50:12.527638246</dc:date>
    <meta:editing-duration>PT4H10M4S</meta:editing-duration>
    <meta:editing-cycles>1</meta:editing-cycles>
    <meta:document-statistic meta:table-count="0" meta:image-count="0" meta:object-count="0" meta:page-count="3" meta:paragraph-count="92" meta:word-count="622" meta:character-count="2694" meta:non-whitespace-character-count="2268"/>
    <meta:generator>LibreOffice/4.2.3.3$Linux_X86_64 LibreOffice_project/420m0$Build-3</meta:generator>
  </office:meta>
</office:document-meta>
</file>